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9.357cm"/>
    </style:style>
    <style:style style:name="co3" style:family="table-column">
      <style:table-column-properties fo:break-before="auto" style:column-width="4.295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order-bottom="0.002cm solid #000080" fo:background-color="#9999ff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17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"/>
          <table:table-cell table:style-name="ce1" office:value-type="string">
            <text:p>Statuses</text:p>
          </table:table-cell>
          <table:table-cell table:style-name="ce1" table:number-columns-repeated="247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number-columns-repeated="5"/>
          <table:table-cell office:value-type="string">
            <text:p>blank: not in theme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number-columns-repeated="4"/>
          <table:table-cell office:value-type="string">
            <text:p>draft: pre-approval artwork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number-columns-repeated="4"/>
          <table:table-cell office:value-type="string">
            <text:p>approval: needs final approval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office:value-type="string">
            <text:p>approval</text:p>
          </table:table-cell>
          <table:table-cell table:number-columns-repeated="4"/>
          <table:table-cell office:value-type="string">
            <text:p>final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up</text:p>
          </table:table-cell>
          <table:table-cell office:value-type="string">
            <text:p>toolbar editor and action select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toolbar editor and action select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ack</text:p>
          </table:table-cell>
          <table:table-cell office:value-type="string">
            <text:p>back action, toolbar editor, act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rward</text:p>
          </table:table-cell>
          <table:table-cell office:value-type="string">
            <text:p>forward action, toolbar editor, act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opy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paste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opy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ents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pellcheck</text:p>
          </table:table-cell>
          <table:table-cell office:value-type="string">
            <text:p>text box context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next action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evious</text:p>
          </table:table-cell>
          <table:table-cell office:value-type="string">
            <text:p>previous action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js debugg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/>
          <table:table-cell office:value-type="string">
            <text:p>see java_kjava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/>
          <table:table-cell office:value-type="string">
            <text:p>there is X.svg in BOTH actions/ and apps/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tionbar_erase</text:p>
          </table:table-cell>
          <table:table-cell office:value-type="string">
            <text:p>javascript err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</text:p>
          </table:table-cell>
          <table:table-cell office:value-type="string">
            <text:p>approval</text:p>
          </table:table-cell>
          <table:table-cell office:value-type="string">
            <text:p>needs finalizing of folder.svg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office:value-type="string">
            <text:p>needs finalizing of folder.svg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</text:p>
          </table:table-cell>
          <table:table-cell/>
          <table:table-cell office:value-type="string">
            <text:p>should we just replace this with the trash can from filesystem/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 table:number-rows-repeated="326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Sans Serif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9">29/12/2006</text:date>, <text:time>10.26.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6-12-29T10:26:47</dc:date>
    <dc:language>it-IT</dc:language>
    <meta:editing-cycles>2</meta:editing-cycles>
    <meta:editing-duration>PT2M37S</meta:editing-duration>
    <meta:user-defined meta:name="Info 1"/>
    <meta:user-defined meta:name="Info 2"/>
    <meta:user-defined meta:name="Info 3"/>
    <meta:user-defined meta:name="Info 4"/>
    <meta:document-statistic meta:table-count="3" meta:cell-count="238"/>
  </office:meta>
</office:document-meta>
</file>